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ccc" officeooo:paragraph-rsid="0013cccc"/>
    </style:style>
    <style:style style:name="P2" style:family="paragraph" style:parent-style-name="Standard">
      <style:text-properties officeooo:rsid="0014671d" officeooo:paragraph-rsid="0014929b"/>
    </style:style>
    <style:style style:name="P3" style:family="paragraph" style:parent-style-name="Standard">
      <style:text-properties officeooo:rsid="0014929b" officeooo:paragraph-rsid="0014929b"/>
    </style:style>
    <style:style style:name="T1" style:family="text">
      <style:text-properties officeooo:rsid="0013ebe3"/>
    </style:style>
    <style:style style:name="T2" style:family="text">
      <style:text-properties officeooo:rsid="0014671d"/>
    </style:style>
    <style:style style:name="T3" style:family="text">
      <style:text-properties officeooo:rsid="00149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iemia i środowisko zmagają się z poważnym problemem zwiększającego się zanieczyszczenia powietrza, wody oraz gleby. <text:s/>Zanieczyszczenia te są spowodowane w większości działalnością człowieka i mogą mieć fatalne skutki dla flory, fauny <text:span text:style-name="T1">i ludzi. </text:span><text:span text:style-name="T2">Jednymi z najgroźniejszych cząsteczek są tlenki węgla, dwutlenki azotu oraz różne inne cząsteczki zawieszone w powietrzu o średnicy nie większej niż 10 mikrometrów (określane nazwą PM10), pochodzące najczęściej z spalania paliw stałych i ciekłych.</text:span></text:p>
      <text:p text:style-name="P1"/>
      <text:p text:style-name="P2">Jednak poziom zanieczyszczenia powietrza nie jest związany wyłącznie z działalnością człowieka. Ma na niego wpływ wielu czynników takich jak warunki pogodowe. W naszych obliczeniach skupiliśmy się na zależności pomiędzy temperaturą powietrza, prędkością wiatru oraz zachmurzeniem, a jakością powietrza. Nasze pomiary pochodzą z placówki <text:span text:style-name="T3">Instytutu Meteorologii i Gospodarki Wodnej</text:span> <text:span text:style-name="T3">w Gdańsku oraz siedmiu placówek dokonujących pomiaru zanieczyszczeń powietrza na terenie Trójmiasta.</text:span></text:p>
      <text:p text:style-name="P2"/>
      <text:p text:style-name="P2"/>
      <text:p text:style-name="P2"><text:span text:style-name="T3">-------tabelka i wykresy ----------</text:span></text:p>
      <text:p text:style-name="P2"/>
      <text:p text:style-name="P2"><text:span text:style-name="T3">Jak można zauważyć, największa korelacja występuje pomiędzy temperaturą a tlenkiem węgla oraz dwutlenkiem azotu. Istnieje również zależność między temperaturą a PM10, jednak nie jest tak znacząca. Im temperatura jest niższa, tym powietrze staje się bardziej zanieczyszczone.</text:span></text:p>
      <text:p text:style-name="P2"><text:span text:style-name="T3">Połączenie to jest spowodowane spalaniem większej ilości paliw w celu ogrzania mieszkań, biur czy fabryk.</text:span></text:p>
      <text:p text:style-name="P2"/>
      <text:p text:style-name="P2"><text:span text:style-name="T3">Równie znaczącą relacją jest to, że wszystkie zanieczyszczenia występują odwrotnie proporcjonalnie do prędkości</text:span> <text:span text:style-name="T3">wiatru, który im z większą prędkością wieje, tym bardziej rozwiewa zawieszone w nim cząsteczki.</text:span></text:p>
      <text:p text:style-name="P2"/>
      <text:p text:style-name="P3">Nasze obliczenia wskazały brak jednoznacznego powiązania między obecnością szkodliwych substancji w powietrzu a zachmurzeniem.</text:p>
      <text:p text:style-name="P3"/>
      <text:p text:style-name="P3">Wnioskiem jest, że najlepszą porą do spędzania czasu na dworze są ciepłe i wietrzne dni. :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8T01:19:08.054000000</dc:date>
    <meta:editing-duration>PT10M34S</meta:editing-duration>
    <meta:editing-cycles>1</meta:editing-cycles>
    <meta:document-statistic meta:table-count="0" meta:image-count="0" meta:object-count="0" meta:page-count="1" meta:paragraph-count="8" meta:word-count="240" meta:character-count="1808" meta:non-whitespace-character-count="1576"/>
    <meta:generator>LibreOffice/7.3.2.2$Windows_X86_64 LibreOffice_project/49f2b1bff42cfccbd8f788c8dc32c1c309559be0</meta:generator>
  </office:meta>
</office:document-meta>
</file>